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Alex Ba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ik Sell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l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imilian Mau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y Mario Da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o Genov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x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</table:table>
      <table:table table:name="round 2x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</table:table>
      <table:table table:name="round 3x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round 4x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round 5x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top 16x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</table:table>
      <table:table table:name="top 4x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19T23:46:55.122000000</dc:date>
    <meta:editing-duration>P5DT5H3M50S</meta:editing-duration>
    <meta:editing-cycles>220</meta:editing-cycles>
    <meta:document-statistic meta:table-count="8" meta:cell-count="143" meta:object-count="0"/>
    <meta:user-defined meta:name="ProgId">Excel.Sheet</meta:user-defined>
  </office:meta>
</office:document-meta>
</file>